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8200" style:font-name="Monaco" fo:font-size="11pt" style:font-name-asian="Monaco" style:font-size-asian="11pt" style:font-name-complex="Monaco" style:font-size-complex="11pt"/>
    </style:style>
    <style:style style:name="P7" style:family="paragraph" style:parent-style-name="Standard">
      <style:paragraph-properties fo:margin-left="-0.9846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font-weight="normal" style:font-weight-asian="normal" style:font-weight-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text-properties fo:color="#000000" style:font-name="Monaco" fo:font-size="11pt" style:font-name-asian="Monaco" style:font-size-asian="11pt" style:font-name-complex="Monaco" style:font-size-complex="11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808080" style:font-name="Monaco" fo:font-size="11pt" style:font-name-asian="Monaco" style:font-size-asian="11pt" style:font-name-complex="Monaco" style:font-size-complex="11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font-name="Monaco" fo:font-size="11pt" style:font-name-asian="Monaco" style:font-size-asian="11pt" style:font-name-complex="Monaco" style:font-size-complex="11pt"/>
    </style:style>
    <style:style style:name="T6" style:family="text">
      <style:text-properties fo:color="#0000ff"/>
    </style:style>
    <style:style style:name="T7" style:family="text">
      <style:text-properties fo:color="#0000ff" style:font-name="Monaco" fo:font-size="11pt" style:font-name-asian="Monaco" style:font-size-asian="11pt" style:font-name-complex="Monaco" style:font-size-complex="11pt"/>
    </style:style>
    <style:style style:name="T8" style:family="text">
      <style:text-properties fo:color="#008200"/>
    </style:style>
    <style:style style:name="T9" style:family="text">
      <style:text-properties fo:color="#008200" style:font-name="Monaco" fo:font-size="11pt" style:font-name-asian="Monaco" style:font-size-asian="11pt" style:font-name-complex="Monaco" style:font-size-complex="11pt"/>
    </style:style>
    <style:style style:name="T10" style:family="text">
      <style:text-properties style:font-weight-asian="normal"/>
    </style:style>
    <style:style style:name="T11" style:family="text">
      <style:text-properties style:font-weight-complex="normal"/>
    </style:style>
    <style:style style:name="T12" style:family="text">
      <style:text-properties fo:color="#660000"/>
    </style:style>
    <style:style style:name="T13" style:family="text">
      <style:text-properties fo:color="#660000" style:font-name="Monaco" fo:font-size="11pt" style:font-name-asian="Monaco" style:font-size-asian="11pt" style:font-name-complex="Monaco" style:font-size-complex="11pt"/>
    </style:style>
    <style:style style:name="T14" style:family="text">
      <style:text-properties fo:color="#808080"/>
    </style:style>
    <style:style style:name="T15" style:family="text">
      <style:text-properties fo:color="#808080" style:font-name="Monaco" fo:font-size="11pt" style:font-name-asian="Monaco" style:font-size-asian="11pt" style:font-name-complex="Monaco" style:font-size-complex="11pt"/>
    </style:style>
    <style:style style:name="T16"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llenges and Scoring Topics</text:h>
      <text:p text:style-name="P2"/>
      <text:p text:style-name="P1">Challenge Table</text:p>
      <text:p text:style-name="P2"/>
      <text:p text:style-name="P2">When adding challenges some fields have special functions.</text:p>
      <text:p text:style-name="P2"/>
      <text:p text:style-name="P2">shortName – If the challenge has a special meaning to the site (i.e. referred to specifically in the code somewhere), this needs to be set to an appropriate short internal identifier. Examples include 'vote', 'comment', 'blog', 'friendSignup', etc. <text:s/>All such special challenges should be populated automatically by populateCommonChallenges() when initDB is run so it is usually not necessary to ever alter the contents of this field unless you are creating a new special challenge. </text:p>
      <text:p text:style-name="P2"/>
      <text:p text:style-name="P2">dateStart, dateEnd – The challenge can only be completed on dates that fall between dateStart and dateEnd.</text:p>
      <text:p text:style-name="P2"/>
      <text:p text:style-name="P2">initialCompletions – The total number of times people may receive credit for this challenge. Set to 0 to indicate no global limit on completions</text:p>
      <text:p text:style-name="P2"/>
      <text:p text:style-name="P2">remainingCompletions – Should be set to equal to initialCompletions when challenge is added and is decremented every time someone completes this challenge. If initialCompletions is zero, this number may be negative, but initialCompletions-remainingCompletions will always equal the total number of times the challenge has been completed.</text:p>
      <text:p text:style-name="P2"/>
      <text:p text:style-name="P2">maxUserCompletions – Total number of times an individual user can receive credit for this challenge.</text:p>
      <text:p text:style-name="P2"/>
      <text:p text:style-name="P2">maxUserCompletionsPerDay – <text:s/>Further limit on the number of times an individual can complete the challenge in a single 24-hour period (note, it really per 24-hour period, not some notion of a fixed 'day', as the name implies).</text:p>
      <text:p text:style-name="P2"/>
      <text:p text:style-name="P2">type – If this challenge is associated with some site action, type should be 'automatic'. If the challenge requires someone to review the user's action, then type should be 'submission'</text:p>
      <text:p text:style-name="P2"/>
      <text:p text:style-name="P2">pointValue – self explanatory, but a pointValue of 0 causes the site to display the text 'flex points' instead of '0 points'.</text:p>
      <text:p text:style-name="P2"/>
      <text:p text:style-name="P2">eligibility – 'team' or 'general'. This field could be used to restrict which members can receive credit based on their User eligibility fields, however it has not been fully implemented. Leave set to 'general'.</text:p>
      <text:p text:style-name="P2"/>
      <text:p text:style-name="P2">thumbnail – filename of the thumbnail image. Currently, you need to upload an image via the console via the EDIT challenge action (broken when trying to upload from the Create Challenge page). Defaults to 'default_challenge_thumb.png' and most sites simply customize this image rather than customizing every challenge individually.</text:p>
      <text:p text:style-name="P2"/>
      <text:p text:style-name="P2">requires – This field specifies what types of evidence are required for submission challenges. There is some special logic built in here, so this is a complete list of valid entries and their behavior:</text:p>
      <text:p text:style-name="P2"><text:tab/><text:tab/>'text' : Text submission only</text:p>
      <text:p text:style-name="P2"><text:tab/><text:tab/>'photo': Photo required for submission</text:p>
      <text:p text:style-name="P2"><text:tab/><text:tab/>'video': Video required for submission</text:p>
      <text:p text:style-name="P2"><text:tab/><text:tab/>'text photo': text AND photo required</text:p>
      <text:p text:style-name="P2"><text:tab/><text:tab/>'text video': text AND video required</text:p>
      <text:p text:style-name="P2"><text:tab/><text:tab/>'photo video': video OR photo required</text:p>
      <text:p text:style-name="P2"><text:tab/><text:tab/>'text photo video': text AND (photo OR video) required</text:p>
      <text:p text:style-name="P2"/>
      <text:p text:style-name="P2"/>
      <text:p text:style-name="P2">isFeatured – A boolean (0 or 1) field that is used by some site code to give extra editorial prominence to this challenge. For example, the Featured Challenges Sidebar only shows challenges with isFeatured=1.</text:p>
      <text:p text:style-name="P2"/>
      <text:p text:style-name="P2"/>
      <text:p text:style-name="P1">Challenges Completed Table</text:p>
      <text:p text:style-name="P2"/>
      <text:p text:style-name="P2">ChallengesCompleted entries are the master record of scored activity on the site.</text:p>
      <text:p text:style-name="P2"/>
      <text:p text:style-name="P2">Non-obvious Field functions:</text:p>
      <text:p text:style-name="P2"/>
      <text:p text:style-name="P2">evidence – the textual evidence the user submitted</text:p>
      <text:p text:style-name="P2">comments – the editor-specified text that appears in the “We Did This” box on the challenge detail page. This is usually derived from the evidence field, but the reviewer may choose to edit it for appropriateness</text:p>
      <text:p text:style-name="P2"/>
      <text:p text:style-name="P2">pointsAwarded – how many points reviewer or site code has awarded</text:p>
      <text:p text:style-name="P2">logid – minor hack to link log entries with completed challenges. not always set for older challenges in HotDish</text:p>
      <text:p text:style-name="P2"/>
      <text:p text:style-name="P2"/>
      <text:p text:style-name="P2"/>
      <text:h text:style-name="Heading_20_2" text:outline-level="2">Logging and Awarding Auto Challenges</text:h>
      <text:p text:style-name="P2"/>
      <text:p text:style-name="P2">I recommend the following procedure to add a new auto-challenge to the core, assuming it is to exist in all instances of the SMT.</text:p>
      <text:p text:style-name="P2"/>
      <text:list xml:id="list722521163" text:style-name="L1">
        <text:list-item>
          <text:p text:style-name="P11">Pick a shortName for you new challenge. The shortName maps directly to the log action that will record the event. This example will use 'chatStory'. </text:p>
        </text:list-item>
        <text:list-item>
          <text:p text:style-name="P11">Add an entry for it in populateCommonChallenges (copy an existing one and add it at the bottom) and update the fields enumerated in the local $fieldnames variable:</text:p>
          <text:p text:style-name="P9"><text:span text:style-name="T2"><text:s/><text:line-break/></text:span><text:span text:style-name="T13">$fieldnames </text:span><text:span text:style-name="T5">= </text:span><text:span text:style-name="T7">array</text:span><text:span text:style-name="T5">(</text:span><text:span text:style-name="T9">"type"</text:span><text:span text:style-name="T5">,</text:span><text:span text:style-name="T9">"shortName"</text:span><text:span text:style-name="T5">,</text:span><text:span text:style-name="T9">"title"</text:span><text:span text:style-name="T5">,</text:span><text:span text:style-name="T9">"description"</text:span><text:span text:style-name="T5">,</text:span><text:span text:style-name="T9">"initialCompletions"</text:span><text:span text:style-name="T5">,</text:span><text:span text:style-name="T9">"remainingCompletions"</text:span><text:span text:style-name="T5">,</text:span><text:span text:style-name="T9">"pointValue"</text:span><text:span text:style-name="T5">,</text:span><text:span text:style-name="T9">"maxUserCompletions"</text:span><text:span text:style-name="T5">,</text:span><text:span text:style-name="T9">"maxUserCompletionsPerDay"</text:span><text:span text:style-name="T5">);<text:tab/><text:tab/></text:span></text:p>
          <text:p text:style-name="P11"><text:line-break/><text:span text:style-name="T7">array</text:span><text:span text:style-name="T5">(</text:span><text:span text:style-name="T9">"automatic"</text:span><text:span text:style-name="T5">,</text:span><text:span text:style-name="T9">"chatStory"</text:span><text:span text:style-name="T5">,</text:span><text:span text:style-name="T9">"Chat about a story in "</text:span><text:span text:style-name="T5">.SITE_TITLE.</text:span><text:span text:style-name="T9">""</text:span><text:span text:style-name="T5">,</text:span><text:span text:style-name="T9">"Strike up a conversation about a story with one of your Facebook friends using the chat widget on the story page sidebar. This is a great way to introduce friends to climate change issues! Fine print: Your friend must click through to read the story. If they are not "</text:span><text:span text:style-name="T5">.SITE_TITLE.</text:span><text:span text:style-name="T9">" members, they will be required to authorize the application for you to receive credit."</text:span><text:span text:style-name="T5">,</text:span><text:span text:style-name="T9">"0"</text:span><text:span text:style-name="T5">,</text:span><text:span text:style-name="T9">"0"</text:span><text:span text:style-name="T5">,</text:span><text:span text:style-name="T9">"25"</text:span><text:span text:style-name="T5">,</text:span><text:span text:style-name="T9">"1000"</text:span><text:span text:style-name="T5">,</text:span><text:span text:style-name="T9">"10"</text:span><text:span text:style-name="T5">),<text:line-break/></text:span></text:p>
        </text:list-item>
        <text:list-item>
          <text:p text:style-name="P9">Modify the 'action' enum in the Log table definition to add an action corresponding to the shortName of the new challenge:<text:line-break/><text:line-break/><text:span text:style-name="T5"><text:tab/></text:span><text:span text:style-name="T9">"action" </text:span><text:span text:style-name="T5">=&gt; </text:span><text:span text:style-name="T15">// NOTE: see mysql docs about ALTER ... MODIFY and enums before attempting to change the spelling of any fields. you will corrupt the existing data!</text:span></text:p>
        </text:list-item>
      </text:list>
      <text:p text:style-name="P3"><text:span text:style-name="T4"><text:tab/><text:tab/><text:tab/><text:tab/></text:span><text:span text:style-name="T8">"ENUM('vote','comment',...'chatStory') default 'readStory'"</text:span><text:span text:style-name="T4">,<text:line-break/></text:span></text:p>
      <text:list xml:id="list174379300" text:continue-numbering="true" text:style-name="L1">
        <text:list-item>
          <text:p text:style-name="P9">Tell checkSubmitSiteChallenge() to hook it by adding it to the static array $siteChallengeActions. The second column should be 'true' in most cases, look in comments for details:<text:line-break/><text:span text:style-name="T7">static <text:s/></text:span><text:span text:style-name="T13">$siteChallengeActions </text:span><text:span text:style-name="T5">= </text:span><text:span text:style-name="T7">array</text:span><text:span text:style-name="T5">(</text:span></text:p>
        </text:list-item>
      </text:list>
      <text:p text:style-name="P3"><text:span text:style-name="T4"><text:tab/><text:tab/><text:tab/><text:tab/><text:tab/><text:tab/></text:span><text:span text:style-name="T8">'vote' <text:tab/><text:tab/><text:tab/></text:span><text:span text:style-name="T4">=&gt; </text:span><text:span text:style-name="T6">true</text:span><text:span text:style-name="T4">, </text:span><text:span text:style-name="T14">// in - but should it be?</text:span></text:p>
      <text:p text:style-name="P13"><text:tab/><text:tab/><text:tab/><text:tab/><text:tab/><text:tab/>...</text:p>
      <text:p text:style-name="P3"><text:span text:style-name="T4"><text:tab/><text:tab/><text:tab/><text:tab/><text:tab/><text:tab/></text:span><text:span text:style-name="T8">'chatStory' <text:tab/><text:tab/></text:span><text:span text:style-name="T4">=&gt; </text:span><text:span text:style-name="T6">true</text:span><text:span text:style-name="T4">, </text:span><text:span text:style-name="T14">// in</text:span></text:p>
      <text:p text:style-name="P5"><text:span text:style-name="T5"><text:tab/><text:tab/></text:span><text:span text:style-name="T5"><text:tab/><text:tab/><text:tab/><text:tab/></text:span></text:p>
      <text:p text:style-name="P12"/>
      <text:list xml:id="list457029591" text:continue-numbering="true" text:style-name="L1">
        <text:list-item>
          <text:p text:style-name="P9">At the point in the logic where user is to receive credit for completing the challenge, simply log it as usual:<text:line-break/><text:line-break/><text:span text:style-name="T5"><text:tab/><text:tab/></text:span><text:span text:style-name="T7">require_once</text:span><text:span text:style-name="T5">(PATH_CORE.</text:span><text:span text:style-name="T9">'/classes/log.class.php'</text:span><text:span text:style-name="T5">);</text:span></text:p>
        </text:list-item>
      </text:list>
      <text:p text:style-name="P7"><text:span text:style-name="T4"><text:tab/><text:tab/><text:tab/><text:tab/><text:tab/></text:span><text:span text:style-name="T12">$logObj</text:span><text:span text:style-name="T4">=</text:span><text:span text:style-name="T6">new </text:span><text:span text:style-name="T4">log(</text:span><text:span text:style-name="T12">$this</text:span><text:span text:style-name="T4">-&gt;db);</text:span></text:p>
      <text:p text:style-name="P7"><text:span text:style-name="T4"><text:tab/><text:tab/><text:tab/><text:tab/><text:tab/></text:span><text:span text:style-name="T12">$logItem</text:span><text:span text:style-name="T4">=</text:span><text:span text:style-name="T12">$logObj</text:span><text:span text:style-name="T4">-&gt;serialize(</text:span><text:span text:style-name="T16">0</text:span><text:span text:style-name="T4">,</text:span><text:span text:style-name="T12">$referid</text:span><text:span text:style-name="T4">,</text:span><text:span text:style-name="T8">'chatStory'</text:span><text:span text:style-name="T4">,</text:span><text:span text:style-name="T12">$cid</text:span><text:span text:style-name="T4">,</text:span><text:span text:style-name="T12">$targetfbId</text:span><text:span text:style-name="T4">);</text:span></text:p>
      <text:p text:style-name="P7"><text:span text:style-name="T4"><text:tab/><text:tab/><text:tab/><text:tab/><text:tab/></text:span><text:span text:style-name="T12">$inLog</text:span><text:span text:style-name="T4">=</text:span><text:span text:style-name="T12">$logObj</text:span><text:span text:style-name="T4">-&gt;update(</text:span><text:span text:style-name="T12">$logItem</text:span><text:span text:style-name="T4">);<text:tab/><text:tab/><text:tab/><text:tab/><text:tab/><text:tab/><text:tab/><text:tab/><text:tab/><text:tab/><text:tab/></text:span></text:p>
      <text:p text:style-name="P4"><text:tab/><text:tab/></text:p>
      <text:list xml:id="list726643264" text:continue-numbering="true" text:style-name="L1">
        <text:list-header>
          <text:p text:style-name="P9">The user for whom the action is logged (stored in $referid in this case) will receive credit if the challenge can be approved given its dates of validity and completion limits (see ChallengeCompletedTable::submitAutomaticChallenge() for details).<text:line-break/><text:line-break/>NOTE: You can use either log::update() or log::add() to trigger challenge completion, but log:add will blindly insert duplicate log entries and therefore try to award the challenge multiple times. If this is not not the desired behavior (it usually isn't), use log:update() instead as it will not resubmit challenges for identical log entries.<text:line-break/></text:p>
        </text:list-header>
        <text:list-item>
          <text:p text:style-name="P9">Add a customized action feed story for your challenge:</text:p>
          <text:list>
            <text:list-item>
              <text:p text:style-name="P9">Add action to the proper filter category in fetchFeedPage():<text:line-break/><text:span text:style-name="T7">switch</text:span><text:span text:style-name="T5">(</text:span><text:span text:style-name="T13">$filter_category</text:span><text:span text:style-name="T5">)</text:span></text:p>
            </text:list-item>
          </text:list>
        </text:list-item>
      </text:list>
      <text:p text:style-name="P4"><text:tab/><text:tab/>{</text:p>
      <text:p text:style-name="P3"><text:span text:style-name="T4"><text:tab/><text:tab/><text:tab/></text:span><text:span text:style-name="T6">default</text:span><text:span text:style-name="T4">:</text:span></text:p>
      <text:p text:style-name="P3"><text:span text:style-name="T4"><text:tab/><text:tab/><text:tab/></text:span><text:span text:style-name="T6">case </text:span><text:span text:style-name="T8">'all'</text:span><text:span text:style-name="T4">: </text:span><text:span text:style-name="T12">$where </text:span><text:span text:style-name="T4">= </text:span></text:p>
      <text:p text:style-name="P3"><text:span text:style-name="T4"><text:tab/><text:tab/><text:tab/><text:tab/></text:span><text:span text:style-name="T8">" action='signup' "</text:span><text:span text:style-name="T4">.</text:span></text:p>
      <text:p text:style-name="P3"><text:span text:style-name="T4"><text:tab/><text:tab/><text:tab/><text:tab/></text:span><text:span text:style-name="T8">"OR action='completedChallenge' "</text:span><text:span text:style-name="T4">. </text:span></text:p>
      <text:p text:style-name="P3"><text:span text:style-name="T4"><text:tab/><text:tab/><text:tab/><text:tab/></text:span><text:span text:style-name="T8">"OR action='redeemed' </text:span></text:p>
      <text:p text:style-name="P6"><text:tab/><text:tab/><text:tab/><text:tab/>…</text:p>
      <text:p text:style-name="P6"><text:tab/><text:tab/><text:tab/><text:tab/>OR action='chatStory' </text:p>
      <text:list xml:id="list933150205" text:continue-numbering="true" text:style-name="L1">
        <text:list-item>
          <text:list>
            <text:list-item>
              <text:p text:style-name="P9">Add a case for the action in buildActionItem():<text:line-break/><text:span text:style-name="T5"><text:tab/></text:span><text:span text:style-name="T7">case </text:span><text:span text:style-name="T9">'chatStory'</text:span><text:span text:style-name="T5">:</text:span></text:p>
            </text:list-item>
          </text:list>
        </text:list-item>
      </text:list>
      <text:p text:style-name="P3"><text:span text:style-name="T4"><text:tab/><text:tab/><text:tab/><text:tab/></text:span><text:span text:style-name="T6">require_once</text:span><text:span text:style-name="T4">(PATH_CORE .</text:span><text:span text:style-name="T8">'/classes/content.class.php'</text:span><text:span text:style-name="T4">);</text:span></text:p>
      <text:p text:style-name="P3"><text:span text:style-name="T4"><text:tab/><text:tab/><text:tab/><text:tab/></text:span><text:span text:style-name="T12">$contentTable </text:span><text:span text:style-name="T4">= </text:span><text:span text:style-name="T6">new </text:span><text:span text:style-name="T4">ContentTable(</text:span><text:span text:style-name="T12">$this</text:span><text:span text:style-name="T4">-&gt;db);<text:tab/></text:span></text:p>
      <text:p text:style-name="P3"><text:span text:style-name="T4"><text:tab/><text:tab/><text:tab/><text:tab/></text:span><text:span text:style-name="T12">$content </text:span><text:span text:style-name="T4">= </text:span><text:span text:style-name="T12">$contentTable</text:span><text:span text:style-name="T4">-&gt;getRowObject();<text:tab/><text:tab/><text:tab/><text:tab/></text:span></text:p>
      <text:p text:style-name="P3"><text:span text:style-name="T4"><text:tab/><text:tab/><text:tab/><text:tab/></text:span><text:span text:style-name="T12">$contentid </text:span><text:span text:style-name="T4">= </text:span><text:span text:style-name="T12">$action</text:span><text:span text:style-name="T4">-&gt;itemid; </text:span></text:p>
      <text:p text:style-name="P3"><text:span text:style-name="T4"><text:tab/><text:tab/><text:tab/><text:tab/></text:span><text:span text:style-name="T12">$fbId2 </text:span><text:span text:style-name="T4">= </text:span><text:span text:style-name="T12">$action</text:span><text:span text:style-name="T4">-&gt;userid2;</text:span></text:p>
      <text:p text:style-name="P3"><text:span text:style-name="T4"><text:tab/><text:tab/><text:tab/><text:tab/></text:span><text:span text:style-name="T6">if </text:span><text:span text:style-name="T4">(</text:span><text:span text:style-name="T12">$content</text:span><text:span text:style-name="T4">-&gt;load(</text:span><text:span text:style-name="T12">$contentid</text:span><text:span text:style-name="T4">)) </text:span></text:p>
      <text:p text:style-name="P4"><text:tab/><text:tab/><text:tab/><text:tab/>{</text:p>
      <text:p text:style-name="P3"><text:span text:style-name="T4"><text:tab/><text:tab/><text:tab/><text:tab/><text:tab/></text:span><text:span text:style-name="T12">$code </text:span><text:span text:style-name="T4">.= … stuff … <text:s/></text:span></text:p>
      <text:p text:style-name="P4"><text:tab/><text:tab/><text:tab/><text:tab/>}</text:p>
      <text:p text:style-name="P3"><text:span text:style-name="T4"><text:tab/><text:tab/><text:tab/><text:tab/></text:span><text:span text:style-name="T6">break</text:span><text:span text:style-name="T4">;</text:span></text:p>
      <text:list xml:id="list1361734040" text:continue-numbering="true" text:style-name="L1">
        <text:list-item>
          <text:list>
            <text:list-header>
              <text:p text:style-name="P9"/>
            </text:list-header>
          </text:list>
        </text:list-item>
        <text:list-item>
          <text:p text:style-name="P9">Commit changes.</text:p>
        </text:list-item>
        <text:list-item>
          <text:p text:style-name="P9">Run initDB for all sites to update the log enum and populate the challenge into the the Challenges table. If you forget to do this, users will encounter errors when they try to complete the new challenge!</text:p>
        </text:list-item>
        <text:list-item>
          <text:p text:style-name="P9">Test by triggering the action that should result in a challenge completion and then check the action feed (remember &amp;nc), point totals, and log table in the database to make sure everything is working.</text:p>
        </text:list-item>
      </text:list>
      <text:p text:style-name="P2"/>
      <text:h text:style-name="Heading_20_2" text:outline-level="2">Scoring</text:h>
      <text:p text:style-name="P1"/>
      <text:p text:style-name="Standard">Each user's current offical score is always the sum of the pointsAwarded fields in the ChallengesCompleted records for their userid. </text:p>
      <text:p text:style-name="Standard"/>
      <text:p text:style-name="Standard">Weekly scores are tabulated by the calcWeeklyScores job which stores the results in the WeeklyScores table.</text:p>
      <text:p text:style-name="Standard">It works by computing points earned in the week immediately prior to the week in which it was run, using </text:p>
      <text:p text:style-name="Standard">the MySQL WEEK(...,1) mode which specifies that weeks end Sunday at midnight. </text:p>
      <text:p text:style-name="Standard"/>
      <text:p text:style-name="P1">Important: <text:span text:style-name="T2">For sites with submission challenges and weekly prizes, you should leave the calcWeeklyScores cronJob DISABLED and run it manually after you have reviewed all the challenges submitted in the week prior. Otherwise extra, useless copies of the cached weekly scores will appear in the WeeklyScores Table and you will have to carefully look at the date the scores were calculated when assigning winners. This is not fatal, but it could be very annoying.</text:span></text:p>
      <text:p text:style-name="Standard"/>
      <text:p text:style-name="P1">Normal Weekly Scoring Procedure</text:p>
      <text:p text:style-name="Standard"/>
      <text:p text:style-name="Standard">1. Pick a deadline for challenge evidence review in the week immediately following the week to be scored </text:p>
      <text:p text:style-name="Standard"><text:tab/>(say Wednesday), and review everything submitted by that day. <text:span text:style-name="T3">Don't</text:span> <text:span text:style-name="T3">wait beyond Sunday of the next week!</text:span></text:p>
      <text:p text:style-name="Standard"/>
      <text:p text:style-name="Standard">2. Run calcWeeklyLeaders cron Job manually</text:p>
      <text:p text:style-name="Standard"/>
      <text:p text:style-name="Standard">3. Go to leaders page and award prizes.</text:p>
      <text:p text:style-name="Standard"/>
      <text:p text:style-name="Standard">If there are problems or extra evidence is needed and people have not responded by the deadline, ask </text:p>
      <text:p text:style-name="Standard">them to resubmit the challenge again rather than scoring the old challenge, as this will result in them not receiving credit for having completed it in a week where they could still be eligible for a weekly prize (but it will still count towards their total score). </text:p>
      <text:p text:style-name="Standard"/>
      <text:p text:style-name="Standard"/>
      <text:p text:style-name="P1">First week scoring procedure</text:p>
      <text:p text:style-name="Standard"/>
      <text:p text:style-name="Standard">1. Run the task updateScores from the config page. This runs updateSiteChallenges for all users and then recalculates all scores for all users.</text:p>
      <text:p text:style-name="Standard"/>
      <text:p text:style-name="Standard">2. Select leaders from list of all-time leaders in leaders page </text:p>
      <text:p text:style-name="Standard"/>
      <text:p text:style-name="Standard"/>
      <text:p text:style-name="P1">End of study scoring and awarding points</text:p>
      <text:p text:style-name="Standard"/>
      <text:p text:style-name="Standard"/>
      <text:p text:style-name="Standard">1. After the contest has closed and all challenges have been reviewed, run the updateScores </text:p>
      <text:p text:style-name="Standard">command from the config page</text:p>
      <text:p text:style-name="Standard"/>
      <text:p text:style-name="Standard">2. Verify manually in the database that all users' update stamps are current</text:p>
      <text:p text:style-name="Standard"/>
      <text:p text:style-name="Standard">3. Select leaders from list of all-time leaders in leaders page </text:p>
      <text:p text:style-name="Standard"/>
      <text:p text:style-name="Standard"/>
      <text:p text:style-name="P1">Altering Challenge Points</text:p>
      <text:p text:style-name="Standard"/>
      <text:p text:style-name="Standard">Updating the pointValue of an existing challenge does not retroactively affect the points already awarded for the challenge.</text:p>
      <text:p text:style-name="Standard"/>
      <text:p text:style-name="P1">Removing Challenges</text:p>
      <text:p text:style-name="P2"/>
      <text:p text:style-name="Standard"><text:span text:style-name="T2">Deleting a challenge that users have already completed wont affect their point totals but will corrupt any history displays that try to show the challenge title. Setting a challenge status field to 'disabled' will hide it from the challenge list. Additionally, auto challenges have to be disabled by restricting their global completion limits (i.e. set initialCompletions to 1 and remainingCompletions to 0) or by altering their date range.</text:span></text:p>
      <text:p text:style-name="Standard"><text:span text:style-name="T2"/></text:p>
      <text:p text:style-name="Standard"><text:span text:style-name="T3">Misc Issues</text:span> <text:s/></text:p>
      <text:p text:style-name="Standard"/>
      <text:p text:style-name="Standard">rewardBetaTesters is a utility function in teamBacked to assist rewarding HotDish beta testers and should be removed before the open source releas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MacDonald</meta:initial-creator>
    <meta:creation-date>2009-04-26T14:26:32</meta:creation-date>
    <dc:date>2009-04-29T13:07:43</dc:date>
    <dc:creator>Daniel MacDonald</dc:creator>
    <meta:editing-duration>PT24H34M34S</meta:editing-duration>
    <meta:editing-cycles>12</meta:editing-cycles>
    <meta:generator>OpenOffice.org/3.0$Unix OpenOffice.org_project/300m15$Build-9379</meta:generator>
    <meta:document-statistic meta:table-count="0" meta:image-count="0" meta:object-count="0" meta:page-count="1" meta:paragraph-count="99" meta:word-count="1550" meta:character-count="10300"/>
    <meta:user-defined meta:name="Info 1"/>
    <meta:user-defined meta:name="Info 2"/>
    <meta:user-defined meta:name="Info 3"/>
    <meta:user-defined meta:name="Info 4"/>
  </office:meta>
</office:document-meta>
</file>